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Cyan_20_Gradient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579d1c" draw:textarea-horizontal-align="justify" draw:textarea-vertical-align="middle" draw:auto-grow-height="false" fo:min-height="0cm" fo:min-width="0cm" draw:shadow="hidden"/>
    </style:style>
    <style:style style:name="gr4" style:family="graphic" style:parent-style-name="standard">
      <style:graphic-properties draw:fill-color="#ffff99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20pt" fo:font-weight="bold" style:font-weight-asian="bold" style:font-weight-complex="bold"/>
    </style:style>
    <style:style style:name="T1" style:family="text">
      <style:text-properties fo:color="#000000" fo:font-size="2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9.59cm" svg:height="25.94cm" svg:x="1cm" svg:y="1cm">
          <text:p/>
        </draw:rect>
        <draw:frame draw:style-name="gr2" draw:text-style-name="P2" draw:layer="layout" svg:width="11.813cm" svg:height="1.055cm" svg:x="5.572cm" svg:y="3.72cm">
          <draw:text-box>
            <text:p text:style-name="P2"><text:span text:style-name="T1">Запрошення на новорічний бал </text:span></text:p>
          </draw:text-box>
        </draw:frame>
        <draw:frame draw:style-name="gr2" draw:layer="layout" svg:width="10.637cm" svg:height="0.963cm" svg:x="6.08cm" svg:y="11.287cm">
          <draw:text-box>
            <text:p>Чекаємо вас о 10:20 в актовій залі</text:p>
          </draw:text-box>
        </draw:frame>
        <draw:polygon draw:style-name="gr3" draw:text-style-name="P1" draw:layer="layout" svg:width="3.937cm" svg:height="6.732cm" svg:x="3.031cm" svg:y="18.653cm" svg:viewBox="0 0 3938 6733" draw:points="3938,6733 0,6733 1274,3939 508,3939 1571,1906 1016,1906 1969,0 2922,1906 2367,1906 3430,3939 2664,3939">
          <text:p/>
        </draw:polygon>
        <draw:polygon draw:style-name="gr3" draw:text-style-name="P1" draw:layer="layout" svg:width="6.857cm" svg:height="10.542cm" svg:x="7.731cm" svg:y="12.684cm" svg:viewBox="0 0 6858 10543" draw:points="6858,10543 0,10543 2219,6168 885,6168 2736,2985 1769,2985 3429,0 5089,2985 4122,2985 5973,6168 4639,6168">
          <text:p/>
        </draw:polygon>
        <draw:polygon draw:style-name="gr3" draw:text-style-name="P1" draw:layer="layout" svg:width="3.937cm" svg:height="6.732cm" svg:x="15.478cm" svg:y="19.034cm" svg:viewBox="0 0 3938 6733" draw:points="3938,6733 0,6733 1274,3939 508,3939 1571,1906 1016,1906 1969,0 2922,1906 2367,1906 3430,3939 2664,3939">
          <text:p/>
        </draw:polygon>
        <draw:custom-shape draw:style-name="gr4" draw:text-style-name="P1" draw:layer="layout" svg:width="0.762cm" svg:height="0.762cm" svg:x="17.51cm" svg:y="23.8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62cm" svg:height="0.762cm" svg:x="10.906cm" svg:y="15.47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62cm" svg:height="0.762cm" svg:x="10.017cm" svg:y="16.8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62cm" svg:height="0.762cm" svg:x="16.494cm" svg:y="21.95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62cm" svg:height="0.762cm" svg:x="17.256cm" svg:y="19.923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62cm" svg:height="0.762cm" svg:x="10.779cm" svg:y="21.06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62cm" svg:height="0.762cm" svg:x="9.636cm" svg:y="21.19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62cm" svg:height="0.762cm" svg:x="12.557cm" svg:y="20.93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62cm" svg:height="0.762cm" svg:x="4.683cm" svg:y="19.28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62cm" svg:height="0.762cm" svg:x="4.302cm" svg:y="21.06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62cm" svg:height="0.762cm" svg:x="10.652cm" svg:y="18.7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62cm" svg:height="0.762cm" svg:x="11.922cm" svg:y="17.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62cm" svg:height="0.762cm" svg:x="10.526cm" svg:y="13.95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62cm" svg:height="0.762cm" svg:x="4.937cm" svg:y="23.60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st Test</meta:initial-creator>
    <meta:creation-date>2019-10-29T13:10:51.41</meta:creation-date>
    <dc:date>2019-10-29T13:17:38.76</dc:date>
    <dc:creator>Test Test</dc:creator>
    <meta:editing-duration>PT6M47S</meta:editing-duration>
    <meta:editing-cycles>1</meta:editing-cycles>
    <meta:document-statistic meta:object-count="20"/>
    <meta:generator>OpenOffice/4.1.7$Win32 OpenOffice.org_project/417m1$Build-9800</meta:generator>
  </office:meta>
</office:document-meta>
</file>